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1104a" officeooo:paragraph-rsid="0011104a"/>
    </style:style>
    <style:style style:name="P2" style:family="paragraph" style:parent-style-name="Text_20_body">
      <style:text-properties officeooo:rsid="0011104a" officeooo:paragraph-rsid="0011104a"/>
    </style:style>
    <style:style style:name="P3" style:family="paragraph" style:parent-style-name="Title">
      <style:text-properties style:font-name="Liberation Sans" fo:font-size="28pt" fo:font-weight="bold" officeooo:rsid="0013afa5" officeooo:paragraph-rsid="0013afa5" style:font-name-asian="Noto Sans CJK SC" style:font-size-asian="28pt" style:font-weight-asian="bold" style:font-name-complex="Lohit Devanagari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explanation</text:p>
      <text:p text:style-name="P2"/>
      <text:h text:style-name="P1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3:57:59.944764146</meta:creation-date>
    <dc:date>2021-11-25T14:00:58.687885709</dc:date>
    <meta:editing-duration>PT2M58S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